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8.1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225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25x1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mplexConverter.forEach</text:p>
          </table:table-cell>
          <table:table-cell office:value-type="float" office:value="11541983.918" calcext:value-type="float">
            <text:p>11,541,983.92</text:p>
          </table:table-cell>
          <table:table-cell table:formula="of:=[.B2]/[.$B$6]" office:value-type="float" office:value="2.92276643581359" calcext:value-type="float">
            <text:p>2.92</text:p>
          </table:table-cell>
          <table:table-cell/>
        </table:table-row>
        <table:table-row table:style-name="ro1">
          <table:table-cell office:value-type="string" calcext:value-type="string">
            <text:p>KCalComplexConverter.sequentialStream</text:p>
          </table:table-cell>
          <table:table-cell office:value-type="float" office:value="11215930.523" calcext:value-type="float">
            <text:p>11,215,930.52</text:p>
          </table:table-cell>
          <table:table-cell table:formula="of:=[.B3]/[.$B$6]" office:value-type="float" office:value="2.84020022137771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KCalComplexConverter.forkJoin</text:p>
          </table:table-cell>
          <table:table-cell office:value-type="float" office:value="4345528.181" calcext:value-type="float">
            <text:p>4,345,528.18</text:p>
          </table:table-cell>
          <table:table-cell table:formula="of:=[.B4]/[.$B$6]" office:value-type="float" office:value="1.10041427916924" calcext:value-type="float">
            <text:p>1.10</text:p>
          </table:table-cell>
          <table:table-cell table:style-name="ce2" table:formula="of:=[.B4]/[.B5]" office:value-type="float" office:value="0.978162882060018" calcext:value-type="float">
            <text:p>0.98</text:p>
          </table:table-cell>
        </table:table-row>
        <table:table-row table:style-name="ro1">
          <table:table-cell office:value-type="string" calcext:value-type="string">
            <text:p>KCalComplexConverter.optimizedForkJoin</text:p>
          </table:table-cell>
          <table:table-cell office:value-type="float" office:value="4442540.461" calcext:value-type="float">
            <text:p>4,442,540.46</text:p>
          </table:table-cell>
          <table:table-cell table:formula="of:=[.B5]/[.$B$6]" office:value-type="float" office:value="1.12498061350657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KCalComplexConverter.parallelStream</text:p>
          </table:table-cell>
          <table:table-cell office:value-type="float" office:value="3948992.905" calcext:value-type="float">
            <text:p>3,948,992.9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nverter.forEach</text:p>
          </table:table-cell>
          <table:table-cell office:value-type="float" office:value="185872.027" calcext:value-type="float">
            <text:p>185,872.03</text:p>
          </table:table-cell>
          <table:table-cell table:formula="of:=[.B9]/[.$B$13]" office:value-type="float" office:value="0.752226601059344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KcalConverter.sequentialStream</text:p>
          </table:table-cell>
          <table:table-cell office:value-type="float" office:value="174839.696" calcext:value-type="float">
            <text:p>174,839.70</text:p>
          </table:table-cell>
          <table:table-cell table:formula="of:=[.B10]/[.$B$13]" office:value-type="float" office:value="0.70757860865384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KcalConverter.forkJoin</text:p>
          </table:table-cell>
          <table:table-cell office:value-type="float" office:value="279747.373" calcext:value-type="float">
            <text:p>279,747.37</text:p>
          </table:table-cell>
          <table:table-cell table:formula="of:=[.B11]/[.$B$13]" office:value-type="float" office:value="1.13214139289002" calcext:value-type="float">
            <text:p>1.13</text:p>
          </table:table-cell>
          <table:table-cell table:style-name="ce2" table:formula="of:=[.B11]/[.B12]" office:value-type="float" office:value="1.01304497315882" calcext:value-type="float">
            <text:p>1.01</text:p>
          </table:table-cell>
        </table:table-row>
        <table:table-row table:style-name="ro1">
          <table:table-cell office:value-type="string" calcext:value-type="string">
            <text:p>KcalConverter.optimizedForkJoin</text:p>
          </table:table-cell>
          <table:table-cell office:value-type="float" office:value="276145.068" calcext:value-type="float">
            <text:p>276,145.07</text:p>
          </table:table-cell>
          <table:table-cell table:formula="of:=[.B12]/[.$B$13]" office:value-type="float" office:value="1.1175628159526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KcalConverter.parallelStream</text:p>
          </table:table-cell>
          <table:table-cell office:value-type="float" office:value="247095.791" calcext:value-type="float">
            <text:p>247,095.79</text:p>
          </table:table-cell>
          <table:table-cell table:style-name="Default"/>
          <table:table-cell/>
        </table:table-row>
      </table:table>
      <table:table table:name="100x4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mplexConverter.forEach</text:p>
          </table:table-cell>
          <table:table-cell office:value-type="float" office:value="12599551.514" calcext:value-type="float">
            <text:p>12,599,551.51</text:p>
          </table:table-cell>
          <table:table-cell table:formula="of:=[.B2]/[.$B$6]" office:value-type="float" office:value="2.85772623243233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KCalComplexConverter.sequentialStream</text:p>
          </table:table-cell>
          <table:table-cell office:value-type="float" office:value="11537459.231" calcext:value-type="float">
            <text:p>11,537,459.23</text:p>
          </table:table-cell>
          <table:table-cell table:formula="of:=[.B3]/[.$B$6]" office:value-type="float" office:value="2.61683123112847" calcext:value-type="float">
            <text:p>2.62</text:p>
          </table:table-cell>
          <table:table-cell/>
        </table:table-row>
        <table:table-row table:style-name="ro1">
          <table:table-cell office:value-type="string" calcext:value-type="string">
            <text:p>KCalComplexConverter.forkJoin</text:p>
          </table:table-cell>
          <table:table-cell office:value-type="float" office:value="4861175.234" calcext:value-type="float">
            <text:p>4,861,175.23</text:p>
          </table:table-cell>
          <table:table-cell table:formula="of:=[.B4]/[.$B$6]" office:value-type="float" office:value="1.10257162496746" calcext:value-type="float">
            <text:p>1.10</text:p>
          </table:table-cell>
          <table:table-cell table:style-name="ce2" table:formula="of:=[.B4]/[.B5]" office:value-type="float" office:value="1.00316662967968" calcext:value-type="float">
            <text:p>1.00</text:p>
          </table:table-cell>
        </table:table-row>
        <table:table-row table:style-name="ro1">
          <table:table-cell office:value-type="string" calcext:value-type="string">
            <text:p>KCalComplexConverter.optimizedForkJoin</text:p>
          </table:table-cell>
          <table:table-cell office:value-type="float" office:value="4845830.284" calcext:value-type="float">
            <text:p>4,845,830.28</text:p>
          </table:table-cell>
          <table:table-cell table:formula="of:=[.B5]/[.$B$6]" office:value-type="float" office:value="1.09909121012081" calcext:value-type="float">
            <text:p>1.10</text:p>
          </table:table-cell>
          <table:table-cell/>
        </table:table-row>
        <table:table-row table:style-name="ro1">
          <table:table-cell office:value-type="string" calcext:value-type="string">
            <text:p>KCalComplexConverter.parallelStream</text:p>
          </table:table-cell>
          <table:table-cell office:value-type="float" office:value="4408942.806" calcext:value-type="float">
            <text:p>4,408,942.8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nverter.forEach</text:p>
          </table:table-cell>
          <table:table-cell office:value-type="float" office:value="182161.601" calcext:value-type="float">
            <text:p>182,161.60</text:p>
          </table:table-cell>
          <table:table-cell table:formula="of:=[.B9]/[.$B$13]" office:value-type="float" office:value="0.792374729542406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KcalConverter.sequentialStream</text:p>
          </table:table-cell>
          <table:table-cell office:value-type="float" office:value="165020.617" calcext:value-type="float">
            <text:p>165,020.62</text:p>
          </table:table-cell>
          <table:table-cell table:formula="of:=[.B10]/[.$B$13]" office:value-type="float" office:value="0.71781410597229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KcalConverter.forkJoin</text:p>
          </table:table-cell>
          <table:table-cell office:value-type="float" office:value="285379.307" calcext:value-type="float">
            <text:p>285,379.31</text:p>
          </table:table-cell>
          <table:table-cell table:formula="of:=[.B11]/[.$B$13]" office:value-type="float" office:value="1.24135575203428" calcext:value-type="float">
            <text:p>1.24</text:p>
          </table:table-cell>
          <table:table-cell table:style-name="ce2" table:formula="of:=[.B11]/[.B12]" office:value-type="float" office:value="1.07659327892705" calcext:value-type="float">
            <text:p>1.08</text:p>
          </table:table-cell>
        </table:table-row>
        <table:table-row table:style-name="ro1">
          <table:table-cell office:value-type="string" calcext:value-type="string">
            <text:p>KcalConverter.optimizedForkJoin</text:p>
          </table:table-cell>
          <table:table-cell office:value-type="float" office:value="265076.248" calcext:value-type="float">
            <text:p>265,076.25</text:p>
          </table:table-cell>
          <table:table-cell table:formula="of:=[.B12]/[.$B$13]" office:value-type="float" office:value="1.15304059233162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KcalConverter.parallelStream</text:p>
          </table:table-cell>
          <table:table-cell office:value-type="float" office:value="229893.249" calcext:value-type="float">
            <text:p>229,893.25</text:p>
          </table:table-cell>
          <table:table-cell table:style-name="Default"/>
          <table:table-cell/>
        </table:table-row>
        <table:table-row table:style-name="ro2" table:number-rows-repeated="6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07:42:16.402948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13:47.080957536</meta:creation-date>
    <dc:date>2016-10-06T07:43:53.913950955</dc:date>
    <meta:editing-duration>PT42M47S</meta:editing-duration>
    <meta:editing-cycles>35</meta:editing-cycles>
    <meta:generator>LibreOffice/5.1.4.2$Linux_X86_64 LibreOffice_project/10m0$Build-2</meta:generator>
    <meta:document-statistic meta:table-count="2" meta:cell-count="76" meta:object-count="0"/>
  </office:meta>
</office:document-meta>
</file>